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8.186cm"/>
    </style:style>
    <style:style style:name="co5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1.337cm"/>
    </style:style>
    <style:style style:name="co9" style:family="table-column">
      <style:table-column-properties fo:break-before="auto" style:column-width="8.1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0.06pt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ff" style:diagonal-bl-tr="none" style:diagonal-tl-br="none" fo:border-left="0.06pt solid #000000" fo:border-right="0.06pt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style:diagonal-bl-tr="none" style:diagonal-tl-br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diagonal-bl-tr="none" style:diagonal-tl-br="none" fo:border-left="0.06pt solid #000000" fo:border-right="none" fo:border-top="none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ff" style:diagonal-bl-tr="none" style:diagonal-tl-br="none" fo:border-left="0.06pt solid #000000" fo:border-right="0.06pt solid #000000" fo:border-top="none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none" fo:border-right="0.06pt solid #000000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  <style:style style:name="ce28" style:family="table-cell" style:parent-style-name="Default">
      <style:table-cell-properties style:diagonal-bl-tr="none" style:diagonal-tl-br="none" fo:border="none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="none"/>
    </style:style>
  </office:automatic-styles>
  <office:body>
    <office:spreadsheet>
      <table:calculation-settings table:case-sensitive="false" table:use-regular-expressions="false"/>
      <table:table table:name="Feuille1" table:style-name="ta4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18"/>
        <table:table-column table:style-name="co8" table:default-cell-style-name="ce2"/>
        <table:table-column table:style-name="co9" table:default-cell-style-name="ce2"/>
        <table:table-column table:style-name="co6" table:number-columns-repeated="252" table:default-cell-style-name="ce2"/>
        <table:table-column table:style-name="co7" table:number-columns-repeated="767" table:default-cell-style-name="Default"/>
        <table:table-row table:style-name="ro1">
          <table:table-cell table:style-name="ce1"/>
          <table:table-cell table:style-name="ce10" office:value-type="string">
            <text:p>LES RHODOS VILLAGE</text:p>
          </table:table-cell>
          <table:table-cell table:style-name="ce17" office:value-type="string">
            <text:p>JUILLET</text:p>
          </table:table-cell>
          <table:table-cell table:style-name="ce1"/>
          <table:table-cell table:style-name="ce10" office:value-type="string">
            <text:p>LE CHARMIEUX CHINAILLON</text:p>
          </table:table-cell>
          <table:table-cell table:style-name="ce1" table:number-columns-repeated="252"/>
          <table:table-cell table:style-name="ce30" table:number-columns-repeated="767"/>
        </table:table-row>
        <table:table-row table:style-name="ro2">
          <table:table-cell office:value-type="string">
            <text:p>17h30</text:p>
          </table:table-cell>
          <table:table-cell office:value-type="string">
            <text:p>SOUS LES JUPES DES FILLES</text:p>
          </table:table-cell>
          <table:table-cell office:value-type="string">
            <text:p>SAM 5</text:p>
          </table:table-cell>
          <table:table-cell office:value-type="string">
            <text:p>17H30</text:p>
          </table:table-cell>
          <table:table-cell office:value-type="string">
            <text:p>BABYSITTING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H</text:p>
          </table:table-cell>
          <table:table-cell table:style-name="ce3" office:value-type="string">
            <text:p>SOUS LES JUPES DES FILL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BABYSITTING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DEUX JOURS, UNE NUIT</text:p>
          </table:table-cell>
          <table:table-cell office:value-type="string">
            <text:p>DIM 6</text:p>
          </table:table-cell>
          <table:table-cell office:value-type="string">
            <text:p>17H30</text:p>
          </table:table-cell>
          <table:table-cell office:value-type="string">
            <text:p>SOUS LES JUPES DES FILL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H</text:p>
          </table:table-cell>
          <table:table-cell table:style-name="ce3" office:value-type="string">
            <text:p>DE TOUTES NOS FORC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SOUS LES JUPES DES FILLE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table:style-name="ce4" office:value-type="string">
            <text:p>QU'EST CE QU'ON A FAIT AU BON DIEU ?</text:p>
          </table:table-cell>
          <table:table-cell office:value-type="string">
            <text:p>LUN 7</text:p>
          </table:table-cell>
          <table:table-cell office:value-type="string">
            <text:p>17H30</text:p>
          </table:table-cell>
          <table:table-cell office:value-type="string">
            <text:p>RIO 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H</text:p>
          </table:table-cell>
          <table:table-cell table:style-name="ce5" office:value-type="string">
            <text:p>QU'EST CE QU'ON A FAIT AU BON DIEU ?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DE TOUTES NOS FORCE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table:style-name="ce4" office:value-type="string">
            <text:p>BARBECUE</text:p>
          </table:table-cell>
          <table:table-cell office:value-type="string">
            <text:p>MAR 8</text:p>
          </table:table-cell>
          <table:table-cell office:value-type="string">
            <text:p>17H30</text:p>
          </table:table-cell>
          <table:table-cell table:style-name="ce5" office:value-type="string">
            <text:p>QU'EST CE QU'ON A FAIT AU BON DIEU ?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H</text:p>
          </table:table-cell>
          <table:table-cell table:style-name="ce3" office:value-type="string">
            <text:p>BABYSITTING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5" office:value-type="string">
            <text:p>QU'EST CE QU'ON A FAIT AU BON DIEU ?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LA LISTE DE MES ENVIES</text:p>
          </table:table-cell>
          <table:table-cell office:value-type="string">
            <text:p>MER 9</text:p>
          </table:table-cell>
          <table:table-cell office:value-type="string">
            <text:p>17H30</text:p>
          </table:table-cell>
          <table:table-cell office:value-type="string">
            <text:p>DRAGONS 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5" office:value-type="string">
            <text:p>MALEFIQUE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BARBECUE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table:style-name="ce11" office:value-type="string">
            <text:p>DRAGONS 2</text:p>
          </table:table-cell>
          <table:table-cell table:style-name="ce17" office:value-type="string">
            <text:p>JEU 10</text:p>
          </table:table-cell>
          <table:table-cell office:value-type="string">
            <text:p>17H30</text:p>
          </table:table-cell>
          <table:table-cell office:value-type="string">
            <text:p>MALEFIQU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5" office:value-type="string">
            <text:p>SOUS LES JUPES DES FILL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LA LISTE DE MES ENVIE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RIO 2</text:p>
          </table:table-cell>
          <table:table-cell office:value-type="string">
            <text:p>VEN 11</text:p>
          </table:table-cell>
          <table:table-cell office:value-type="string">
            <text:p>17H30</text:p>
          </table:table-cell>
          <table:table-cell office:value-type="string">
            <text:p>SOUS LES JUPES DES FILL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5" office:value-type="string">
            <text:p>ON A FAILLI ÊTRE AMI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DEUX JOURS, UNE NUIT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QU'EST CE QU'ON A FAIT AU BON DIEU ?</text:p>
          </table:table-cell>
          <table:table-cell office:value-type="string">
            <text:p>SAM 12</text:p>
          </table:table-cell>
          <table:table-cell office:value-type="string">
            <text:p>17H30</text:p>
          </table:table-cell>
          <table:table-cell table:style-name="ce4" office:value-type="string">
            <text:p>BABYSITTING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3" office:value-type="string">
            <text:p>LA RITOURNELLE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5" office:value-type="string">
            <text:p>ON A FAILLI ÊTRE AMIE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LES VACANCES DU PETIT NICOLAS</text:p>
          </table:table-cell>
          <table:table-cell office:value-type="string">
            <text:p>DIM 13 </text:p>
          </table:table-cell>
          <table:table-cell office:value-type="string">
            <text:p>17H30</text:p>
          </table:table-cell>
          <table:table-cell office:value-type="string">
            <text:p>QU'EST CE QU'ON A FAIT AU BON DIEU ?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5"/>
          <table:table-cell table:style-name="ce19"/>
          <table:table-cell table:style-name="ce3"/>
          <table:table-cell table:style-name="ce5"/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MALEFIQUE</text:p>
          </table:table-cell>
          <table:table-cell office:value-type="string">
            <text:p>LUN 14</text:p>
          </table:table-cell>
          <table:table-cell office:value-type="string">
            <text:p>17H30</text:p>
          </table:table-cell>
          <table:table-cell office:value-type="string">
            <text:p>LES VACANCES DU PETIT NICOL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3" office:value-type="string">
            <text:p>LA LISTE DE MES ENVI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LES VACANCES DU PETIT NICOLA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table:style-name="ce11" office:value-type="string">
            <text:p>DRAGONS 2</text:p>
          </table:table-cell>
          <table:table-cell office:value-type="string">
            <text:p>MAR 15</text:p>
          </table:table-cell>
          <table:table-cell office:value-type="string">
            <text:p>17H30</text:p>
          </table:table-cell>
          <table:table-cell office:value-type="string">
            <text:p>LA RITOURNELL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H</text:p>
          </table:table-cell>
          <table:table-cell table:style-name="ce3" office:value-type="string">
            <text:p>SOUS LES JUPES DES FILL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LA LISTE DE MES ENVIE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DEUX JOURS, UNE NUIT</text:p>
          </table:table-cell>
          <table:table-cell office:value-type="string">
            <text:p>MER 16</text:p>
          </table:table-cell>
          <table:table-cell office:value-type="string">
            <text:p>17H30</text:p>
          </table:table-cell>
          <table:table-cell office:value-type="string">
            <text:p>DRAGONS 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3" office:value-type="string">
            <text:p>ON A FAILLI ÊTRE AMI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SOUS LES JUPES DES FILLE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table:style-name="ce11" office:value-type="string">
            <text:p>QU'EST CE QU'ON A FAIT AU BON DIEU ?</text:p>
          </table:table-cell>
          <table:table-cell office:value-type="string">
            <text:p>JEU 17</text:p>
          </table:table-cell>
          <table:table-cell office:value-type="string">
            <text:p>17H30</text:p>
          </table:table-cell>
          <table:table-cell table:style-name="ce4" office:value-type="string">
            <text:p>RIO 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H</text:p>
          </table:table-cell>
          <table:table-cell table:style-name="ce5" office:value-type="string">
            <text:p>QU'EST CE QU'ON A FAIT AU BON DIEU ?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ON A FAILLI ÊTRE AMIES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LES VACANCES DU PETIT NICOLAS</text:p>
          </table:table-cell>
          <table:table-cell office:value-type="string">
            <text:p>VEN 18</text:p>
          </table:table-cell>
          <table:table-cell office:value-type="string">
            <text:p>17H30</text:p>
          </table:table-cell>
          <table:table-cell office:value-type="string">
            <text:p>QU'EST CE QU'ON A FAIT AU BON DIEU ?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5" office:value-type="string">
            <text:p>LES VACANCES DU PETIT NICOLA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QU'EST CE QU'ON A FAIT AU BON DIEU ?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MALEFIQUE</text:p>
          </table:table-cell>
          <table:table-cell office:value-type="string">
            <text:p>SAM 19</text:p>
          </table:table-cell>
          <table:table-cell office:value-type="string">
            <text:p>17H30</text:p>
          </table:table-cell>
          <table:table-cell table:style-name="ce11" office:value-type="string">
            <text:p>LES VACANCES DU PETIT NICOL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3" office:value-type="string">
            <text:p>TRANSFORMERS:L'AGE DE L'EXTINCTION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3" office:value-type="string">
            <text:p>LES VACANCES DU PETIT NICOLAS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>
            <text:p>17h30</text:p>
          </table:table-cell>
          <table:table-cell table:style-name="ce4" office:value-type="string">
            <text:p>DRAGONS 2</text:p>
          </table:table-cell>
          <table:table-cell table:style-name="ce20" office:value-type="string">
            <text:p>DIM 20</text:p>
          </table:table-cell>
          <table:table-cell table:style-name="ce4" office:value-type="string">
            <text:p>17H30</text:p>
          </table:table-cell>
          <table:table-cell table:style-name="ce4" office:value-type="string">
            <text:p>MALEFIQUE</text:p>
          </table:table-cell>
          <table:table-cell table:style-name="ce4" table:number-columns-repeated="252"/>
          <table:table-cell table:style-name="ce31" table:number-columns-repeated="767"/>
        </table:table-row>
        <table:table-row table:style-name="ro2">
          <table:table-cell table:style-name="ce5" office:value-type="string">
            <text:p>21 H</text:p>
          </table:table-cell>
          <table:table-cell table:style-name="ce5" office:value-type="string">
            <text:p>SOUS LES JUPES DES FILLES</text:p>
          </table:table-cell>
          <table:table-cell table:style-name="ce21"/>
          <table:table-cell table:style-name="ce5" office:value-type="string">
            <text:p>21H</text:p>
          </table:table-cell>
          <table:table-cell table:style-name="ce3" office:value-type="string">
            <text:p>TRANSFORMERS:L'AGE DE L'EXTINCTION</text:p>
          </table:table-cell>
          <table:table-cell table:style-name="ce5" table:number-columns-repeated="1019"/>
        </table:table-row>
        <table:table-row table:style-name="ro2">
          <table:table-cell table:style-name="ce4" office:value-type="string">
            <text:p>17h30</text:p>
          </table:table-cell>
          <table:table-cell table:style-name="ce4" office:value-type="string">
            <text:p>RIO 2</text:p>
          </table:table-cell>
          <table:table-cell table:style-name="ce22" office:value-type="string">
            <text:p>LUN 21</text:p>
          </table:table-cell>
          <table:table-cell table:style-name="ce4" office:value-type="string">
            <text:p>17H30</text:p>
          </table:table-cell>
          <table:table-cell table:style-name="ce4" office:value-type="string">
            <text:p>DRAGONS 2</text:p>
          </table:table-cell>
          <table:table-cell table:style-name="ce4" table:number-columns-repeated="252"/>
          <table:table-cell table:style-name="ce31" table:number-columns-repeated="767"/>
        </table:table-row>
        <table:table-row table:style-name="ro2">
          <table:table-cell table:style-name="ce5" office:value-type="string">
            <text:p>21 H</text:p>
          </table:table-cell>
          <table:table-cell table:style-name="ce5" office:value-type="string">
            <text:p>TRANSCENDANCE</text:p>
          </table:table-cell>
          <table:table-cell table:style-name="ce21"/>
          <table:table-cell table:style-name="ce5" office:value-type="string">
            <text:p>21H</text:p>
          </table:table-cell>
          <table:table-cell table:style-name="ce5" office:value-type="string">
            <text:p>SOUS LES JUPES DES FILLES</text:p>
          </table:table-cell>
          <table:table-cell table:style-name="ce5" table:number-columns-repeated="1019"/>
        </table:table-row>
        <table:table-row table:style-name="ro2">
          <table:table-cell table:style-name="ce4" office:value-type="string">
            <text:p>17h30</text:p>
          </table:table-cell>
          <table:table-cell table:style-name="ce4" office:value-type="string">
            <text:p>QU'EST CE QU'ON A FAIT AU BON DIEU ?</text:p>
          </table:table-cell>
          <table:table-cell table:style-name="ce22" office:value-type="string">
            <text:p>MAR 22</text:p>
          </table:table-cell>
          <table:table-cell table:style-name="ce4" office:value-type="string">
            <text:p>17H30</text:p>
          </table:table-cell>
          <table:table-cell table:style-name="ce4" office:value-type="string">
            <text:p>RIO 2</text:p>
          </table:table-cell>
          <table:table-cell table:style-name="ce4" table:number-columns-repeated="252"/>
          <table:table-cell table:style-name="ce31" table:number-columns-repeated="767"/>
        </table:table-row>
        <table:table-row table:style-name="ro2">
          <table:table-cell table:style-name="ce5" office:value-type="string">
            <text:p>21 H</text:p>
          </table:table-cell>
          <table:table-cell table:style-name="ce5" office:value-type="string">
            <text:p>LA RITOURNELLE</text:p>
          </table:table-cell>
          <table:table-cell table:style-name="ce21"/>
          <table:table-cell table:style-name="ce5" office:value-type="string">
            <text:p>21H</text:p>
          </table:table-cell>
          <table:table-cell table:style-name="ce7" office:value-type="string">
            <text:p>TRANSCENDANCE</text:p>
          </table:table-cell>
          <table:table-cell table:style-name="ce5" table:number-columns-repeated="1019"/>
        </table:table-row>
        <table:table-row table:style-name="ro2">
          <table:table-cell office:value-type="string">
            <text:p>17h30</text:p>
          </table:table-cell>
          <table:table-cell table:style-name="ce4" office:value-type="string">
            <text:p>LES VACANCES DU PETIT NICOLAS</text:p>
          </table:table-cell>
          <table:table-cell office:value-type="string">
            <text:p>MER 23</text:p>
          </table:table-cell>
          <table:table-cell office:value-type="string">
            <text:p>17H30</text:p>
          </table:table-cell>
          <table:table-cell office:value-type="string">
            <text:p>QU'EST CE QU'ON A FAIT AU BON DIEU ?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1 H</text:p>
          </table:table-cell>
          <table:table-cell table:style-name="ce5" office:value-type="string">
            <text:p>LES VACANCES DU PETIT NICOLA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5" office:value-type="string">
            <text:p>LA RITOURNELLE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table:style-name="ce4" office:value-type="string">
            <text:p>DE TOUTES NOS FORCES</text:p>
          </table:table-cell>
          <table:table-cell office:value-type="string">
            <text:p>JEU 24</text:p>
          </table:table-cell>
          <table:table-cell office:value-type="string">
            <text:p>17H30</text:p>
          </table:table-cell>
          <table:table-cell office:value-type="string">
            <text:p>LES VACANCES DU PETIT NICOLAS</text:p>
          </table:table-cell>
          <table:table-cell table:number-columns-repeated="1019"/>
        </table:table-row>
        <table:table-row table:style-name="ro2">
          <table:table-cell office:value-type="string">
            <text:p>21 H</text:p>
          </table:table-cell>
          <table:table-cell table:style-name="ce11" office:value-type="string">
            <text:p>TRANSFORMERS:L'AGE DE L'EXTINCTION</text:p>
          </table:table-cell>
          <table:table-cell/>
          <table:table-cell office:value-type="string">
            <text:p>21H</text:p>
          </table:table-cell>
          <table:table-cell office:value-type="string">
            <text:p>LES VACANCES DU PETIT NICOLAS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17h30</text:p>
          </table:table-cell>
          <table:table-cell table:style-name="ce6" office:value-type="string">
            <text:p>DRAGONS 2</text:p>
          </table:table-cell>
          <table:table-cell table:style-name="ce23" office:value-type="string">
            <text:p>VEN 25</text:p>
          </table:table-cell>
          <table:table-cell table:style-name="ce6" office:value-type="string">
            <text:p>17H30</text:p>
          </table:table-cell>
          <table:table-cell table:style-name="ce6" office:value-type="string">
            <text:p>MALEFIQUE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2">
          <table:table-cell table:style-name="ce3" office:value-type="string">
            <text:p>21 H</text:p>
          </table:table-cell>
          <table:table-cell table:style-name="ce3" office:value-type="string">
            <text:p>SOUS LES JUPES DES FILLES</text:p>
          </table:table-cell>
          <table:table-cell table:style-name="ce19"/>
          <table:table-cell table:style-name="ce3" office:value-type="string">
            <text:p>21H</text:p>
          </table:table-cell>
          <table:table-cell table:style-name="ce7" office:value-type="string">
            <text:p>TRANSFORMERS:L'AGE DE L'EXTINCTION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17h30</text:p>
          </table:table-cell>
          <table:table-cell office:value-type="string">
            <text:p>PLANES 2</text:p>
          </table:table-cell>
          <table:table-cell office:value-type="string">
            <text:p>SAM 26</text:p>
          </table:table-cell>
          <table:table-cell office:value-type="string">
            <text:p>17H30</text:p>
          </table:table-cell>
          <table:table-cell office:value-type="string">
            <text:p>DRAGONS 2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21 H</text:p>
          </table:table-cell>
          <table:table-cell table:style-name="ce7" office:value-type="string">
            <text:p>TRANSCENDANCE</text:p>
          </table:table-cell>
          <table:table-cell table:style-name="ce24"/>
          <table:table-cell table:style-name="ce7" office:value-type="string">
            <text:p>21H</text:p>
          </table:table-cell>
          <table:table-cell table:style-name="ce7" office:value-type="string">
            <text:p>SOUS LES JUPES DES FILLES</text:p>
          </table:table-cell>
          <table:table-cell table:style-name="ce7" table:number-columns-repeated="252"/>
          <table:table-cell table:style-name="ce14" table:number-columns-repeated="767"/>
        </table:table-row>
        <table:table-row table:style-name="ro2">
          <table:table-cell office:value-type="string">
            <text:p>17h30</text:p>
          </table:table-cell>
          <table:table-cell office:value-type="string">
            <text:p>QU'EST CE QU'ON A FAIT AU BON DIEU ?</text:p>
          </table:table-cell>
          <table:table-cell office:value-type="string">
            <text:p>DIM 27</text:p>
          </table:table-cell>
          <table:table-cell office:value-type="string">
            <text:p>17H30</text:p>
          </table:table-cell>
          <table:table-cell office:value-type="string">
            <text:p>PLANES 2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21 H</text:p>
          </table:table-cell>
          <table:table-cell table:style-name="ce7" office:value-type="string">
            <text:p>QU'EST CE QU'ON A FAIT AU BON DIEU ?</text:p>
          </table:table-cell>
          <table:table-cell table:style-name="ce24"/>
          <table:table-cell table:style-name="ce7" office:value-type="string">
            <text:p>21H</text:p>
          </table:table-cell>
          <table:table-cell table:style-name="ce7" office:value-type="string">
            <text:p>ON A FAILLI ÊTRE AMIES</text:p>
          </table:table-cell>
          <table:table-cell table:style-name="ce7" table:number-columns-repeated="252"/>
          <table:table-cell table:style-name="ce14" table:number-columns-repeated="767"/>
        </table:table-row>
        <table:table-row table:style-name="ro2">
          <table:table-cell office:value-type="string">
            <text:p>17h30</text:p>
          </table:table-cell>
          <table:table-cell office:value-type="string">
            <text:p>LES VACANCES DU PETIT NICOLAS</text:p>
          </table:table-cell>
          <table:table-cell office:value-type="string">
            <text:p>LUN 28</text:p>
          </table:table-cell>
          <table:table-cell office:value-type="string">
            <text:p>17H30</text:p>
          </table:table-cell>
          <table:table-cell office:value-type="string">
            <text:p>QU'EST CE QU'ON A FAIT AU BON DIEU ?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21 H</text:p>
          </table:table-cell>
          <table:table-cell table:style-name="ce7" office:value-type="string">
            <text:p>LES VACANCES DU PETIT NICOLAS</text:p>
          </table:table-cell>
          <table:table-cell table:style-name="ce24"/>
          <table:table-cell table:style-name="ce7" office:value-type="string">
            <text:p>21H</text:p>
          </table:table-cell>
          <table:table-cell table:style-name="ce7" office:value-type="string">
            <text:p>QU'EST CE QU'ON A FAIT AU BON DIEU ?</text:p>
          </table:table-cell>
          <table:table-cell table:style-name="ce7" table:number-columns-repeated="252"/>
          <table:table-cell table:style-name="ce14" table:number-columns-repeated="767"/>
        </table:table-row>
        <table:table-row table:style-name="ro2">
          <table:table-cell office:value-type="string">
            <text:p>17h30</text:p>
          </table:table-cell>
          <table:table-cell office:value-type="string">
            <text:p>MALEFIQUE</text:p>
          </table:table-cell>
          <table:table-cell office:value-type="string">
            <text:p>MAR 29</text:p>
          </table:table-cell>
          <table:table-cell office:value-type="string">
            <text:p>17H30</text:p>
          </table:table-cell>
          <table:table-cell office:value-type="string">
            <text:p>LES VACANCES DU PETIT NICOLAS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21 H</text:p>
          </table:table-cell>
          <table:table-cell table:style-name="ce7" office:value-type="string">
            <text:p>TRANSFORMERS:L'AGE DE L'EXTINCTION</text:p>
          </table:table-cell>
          <table:table-cell table:style-name="ce24"/>
          <table:table-cell table:style-name="ce7" office:value-type="string">
            <text:p>21H</text:p>
          </table:table-cell>
          <table:table-cell table:style-name="ce7" office:value-type="string">
            <text:p>LES VACANCES DU PETIT NICOLAS</text:p>
          </table:table-cell>
          <table:table-cell table:style-name="ce7" table:number-columns-repeated="252"/>
          <table:table-cell table:style-name="ce14" table:number-columns-repeated="767"/>
        </table:table-row>
        <table:table-row table:style-name="ro2">
          <table:table-cell office:value-type="string">
            <text:p>17h30</text:p>
          </table:table-cell>
          <table:table-cell office:value-type="string">
            <text:p>DRAGONS 2</text:p>
          </table:table-cell>
          <table:table-cell office:value-type="string">
            <text:p>MER 30</text:p>
          </table:table-cell>
          <table:table-cell office:value-type="string">
            <text:p>17H30</text:p>
          </table:table-cell>
          <table:table-cell office:value-type="string">
            <text:p>DE TOUTES NOS FORCES</text:p>
          </table:table-cell>
          <table:table-cell table:number-columns-repeated="1019"/>
        </table:table-row>
        <table:table-row table:style-name="ro2">
          <table:table-cell office:value-type="string">
            <text:p>21 H</text:p>
          </table:table-cell>
          <table:table-cell office:value-type="string">
            <text:p>SOUS LES JUPES DES FILLES</text:p>
          </table:table-cell>
          <table:table-cell/>
          <table:table-cell office:value-type="string">
            <text:p>21H</text:p>
          </table:table-cell>
          <table:table-cell office:value-type="string">
            <text:p>TRANSFORMERS:L'AGE DE L'EXTINCTION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17h30</text:p>
          </table:table-cell>
          <table:table-cell table:style-name="ce12" office:value-type="string">
            <text:p>PLANES 2</text:p>
          </table:table-cell>
          <table:table-cell table:style-name="ce23" office:value-type="string">
            <text:p>JEU 31</text:p>
          </table:table-cell>
          <table:table-cell table:style-name="ce6" office:value-type="string">
            <text:p>17H30</text:p>
          </table:table-cell>
          <table:table-cell table:style-name="ce6" office:value-type="string">
            <text:p>DRAGONS 2</text:p>
          </table:table-cell>
          <table:table-cell table:style-name="ce6" table:number-columns-repeated="252"/>
          <table:table-cell table:style-name="ce32" table:number-columns-repeated="767"/>
        </table:table-row>
        <table:table-row table:style-name="ro2">
          <table:table-cell office:value-type="string">
            <text:p>21 H</text:p>
          </table:table-cell>
          <table:table-cell table:style-name="ce4" office:value-type="string">
            <text:p>TRANSCENDANCE</text:p>
          </table:table-cell>
          <table:table-cell/>
          <table:table-cell office:value-type="string">
            <text:p>21H</text:p>
          </table:table-cell>
          <table:table-cell table:style-name="ce4" office:value-type="string">
            <text:p>SOUS LES JUPES DES FILLES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23"/>
          <table:table-cell table:style-name="ce6" table:number-columns-repeated="254"/>
          <table:table-cell table:style-name="ce32" table:number-columns-repeated="767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3"/>
          <table:table-cell table:style-name="ce23"/>
          <table:table-cell table:style-name="ce25"/>
          <table:table-cell table:style-name="ce6"/>
          <table:table-cell table:style-name="ce13" table:number-columns-repeated="252"/>
          <table:table-cell table:style-name="ce32" table:number-columns-repeated="767"/>
        </table:table-row>
        <table:table-row table:style-name="ro2">
          <table:table-cell table:style-name="ce7" table:number-columns-repeated="2"/>
          <table:table-cell table:style-name="ce24"/>
          <table:table-cell table:style-name="ce7" table:number-columns-repeated="254"/>
          <table:table-cell table:style-name="ce14" table:number-columns-repeated="767"/>
        </table:table-row>
        <table:table-row table:style-name="ro2">
          <table:table-cell table:style-name="ce6" table:number-columns-repeated="2"/>
          <table:table-cell table:style-name="ce23"/>
          <table:table-cell table:style-name="ce6" table:number-columns-repeated="254"/>
          <table:table-cell table:style-name="ce32" table:number-columns-repeated="767"/>
        </table:table-row>
        <table:table-row table:style-name="ro2">
          <table:table-cell table:style-name="ce7"/>
          <table:table-cell table:style-name="ce14"/>
          <table:table-cell table:style-name="ce24"/>
          <table:table-cell table:style-name="ce7"/>
          <table:table-cell table:style-name="ce16"/>
          <table:table-cell table:style-name="ce7" table:number-columns-repeated="252"/>
          <table:table-cell table:style-name="ce14" table:number-columns-repeated="767"/>
        </table:table-row>
        <table:table-row table:style-name="ro2">
          <table:table-cell table:style-name="ce8"/>
          <table:table-cell table:style-name="ce15"/>
          <table:table-cell table:style-name="ce23"/>
          <table:table-cell table:style-name="ce6"/>
          <table:table-cell table:style-name="ce26"/>
          <table:table-cell table:style-name="ce28" table:number-columns-repeated="252"/>
          <table:table-cell table:style-name="ce33" table:number-columns-repeated="767"/>
        </table:table-row>
        <table:table-row table:style-name="ro2">
          <table:table-cell table:style-name="ce9"/>
          <table:table-cell table:style-name="ce7"/>
          <table:table-cell table:style-name="ce24"/>
          <table:table-cell table:style-name="ce7"/>
          <table:table-cell table:style-name="ce27"/>
          <table:table-cell table:style-name="ce29" table:number-columns-repeated="252"/>
          <table:table-cell table:style-name="ce14" table:number-columns-repeated="767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24"/>
          <table:table-cell table:style-name="ce7" table:number-columns-repeated="254"/>
          <table:table-cell table:style-name="ce14" table:number-columns-repeated="767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24"/>
          <table:table-cell table:style-name="ce7" table:number-columns-repeated="254"/>
          <table:table-cell table:style-name="ce14" table:number-columns-repeated="767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16"/>
          <table:table-cell table:style-name="ce24"/>
          <table:table-cell table:style-name="ce7" table:number-columns-repeated="254"/>
          <table:table-cell table:style-name="ce14" table:number-columns-repeated="767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24"/>
          <table:table-cell table:style-name="ce7" table:number-columns-repeated="254"/>
          <table:table-cell table:style-name="ce14" table:number-columns-repeated="767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24"/>
          <table:table-cell table:style-name="ce7" table:number-columns-repeated="254"/>
          <table:table-cell table:style-name="ce14" table:number-columns-repeated="76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2" table:print="false">
        <table:table-column table:style-name="co6" table:number-columns-repeated="25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</table:table>
      <table:table table:name="Feuille3" table:style-name="ta3" table:print="false">
        <table:table-column table:style-name="co6" table:number-columns-repeated="25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0-01-31T19:12:44</meta:creation-date>
    <dc:creator>Olivier Masson</dc:creator>
    <dc:date>2014-06-23T22:14:29</dc:date>
    <meta:editing-cycles>26</meta:editing-cycles>
    <meta:editing-duration>PT6H15M56S</meta:editing-duration>
    <meta:generator>LibreOffice/3.5$Linux_x86 LibreOffice_project/350m1$Build-2</meta:generator>
    <meta:printed-by>olivier </meta:printed-by>
    <meta:print-date>2010-02-28T00:46:56.37</meta:print-date>
    <meta:document-statistic meta:table-count="3" meta:cell-count="242" meta:object-count="0"/>
  </office:meta>
</office:document-meta>
</file>